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mployeeKindConverter.convertToDatabaseColumn( EmployeeKind employeeKin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mployeeKindConverter.convertToEntityAttribute( String 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